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 fo:font-style="italic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#800080" fo:color="#646b86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erms Of Use &amp; Conditions:</text:span></text:p>
      <text:p text:style-name="P1"><text:span text:style-name="T2">1.Do not write inappropiate stuff and code(s) and after that posting them to somone.</text:span></text:p>
      <text:p text:style-name="P1"><text:span text:style-name="T2">2.PySaver is<text:s/></text:span><text:span text:style-name="T3">ONLY<text:s/></text:span><text:span text:style-name="T4">for personal use or use in saving anything. NOT a note writer/text editor or anything like these above.</text:span></text:p>
      <text:p text:style-name="P1"><text:span text:style-name="T4">3.Don't go out or somewhere and say "AAHH!! This software/app is bad because it is made from python using pyinstaller!"</text:span></text:p>
      <text:p text:style-name="P1"><text:span text:style-name="T5">Thank you for downloading, have a safe year/month/day or whatever.</text:span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